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0.8854in" style:rel-column-width="9670*"/>
    </style:style>
    <style:style style:name="Table2.B" style:family="table-column">
      <style:table-column-properties style:column-width="5.1146in" style:rel-column-width="5586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3354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writing-mode="lr-tb"/>
    </style:style>
    <style:style style:name="Table3.A" style:family="table-column">
      <style:table-column-properties style:column-width="1.9375in" style:rel-column-width="21162*"/>
    </style:style>
    <style:style style:name="Table3.B" style:family="table-column">
      <style:table-column-properties style:column-width="4.0625in" style:rel-column-width="4437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in" table:align="margins" style:writing-mode="lr-tb"/>
    </style:style>
    <style:style style:name="Table4.A" style:family="table-column">
      <style:table-column-properties style:column-width="1.2813in" style:rel-column-width="13994*"/>
    </style:style>
    <style:style style:name="Table4.B" style:family="table-column">
      <style:table-column-properties style:column-width="4.7188in" style:rel-column-width="5154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2" style:family="table-row">
      <style:table-row-properties style:min-row-height="0.4708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0193in" fo:margin-bottom="0.0693in"/>
    </style:style>
    <style:style style:name="P2" style:family="paragraph" style:parent-style-name="Standard">
      <style:paragraph-properties fo:margin-top="0.0193in" fo:margin-bottom="0.1665in"/>
    </style:style>
    <style:style style:name="P3" style:family="paragraph" style:parent-style-name="Standard">
      <style:paragraph-properties fo:margin-top="0.0193in" fo:margin-bottom="0.1665in"/>
      <style:text-properties fo:font-weight="bold" style:font-weight-asian="bold" style:font-weight-complex="bold"/>
    </style:style>
    <style:style style:name="P4" style:family="paragraph" style:parent-style-name="Standard">
      <style:paragraph-properties fo:margin-top="0.0193in" fo:margin-bottom="0.1665in"/>
      <style:text-properties style:text-underline-style="solid" style:text-underline-width="auto" style:text-underline-color="font-color"/>
    </style:style>
    <style:style style:name="P5" style:family="paragraph" style:parent-style-name="Standard">
      <style:paragraph-properties fo:margin-top="0.0193in" fo:margin-bottom="0.1665in"/>
      <style:text-properties style:text-underline-style="none" fo:font-weight="bold" style:font-weight-asian="bold" style:font-weight-complex="bold"/>
    </style:style>
    <style:style style:name="P6" style:family="paragraph" style:parent-style-name="Standard">
      <style:paragraph-properties fo:margin-top="0.0193in" fo:margin-bottom="0.1665in"/>
      <style:text-properties fo:font-weight="normal" style:font-weight-asian="normal" style:font-weight-complex="normal"/>
    </style:style>
    <style:style style:name="P7" style:family="paragraph" style:parent-style-name="Standard" style:master-page-name="Standard">
      <style:paragraph-properties fo:margin-top="0.0193in" fo:margin-bottom="0.0693in" style:page-number="auto"/>
      <style:text-properties fo:font-weight="bold" style:font-weight-asian="bold" style:font-weight-complex="bold"/>
    </style:style>
    <style:style style:name="P8" style:family="paragraph" style:parent-style-name="Standard">
      <style:paragraph-properties fo:margin-top="0.0193in" fo:margin-bottom="0.1665in"/>
    </style:style>
    <style:style style:name="P9" style:family="paragraph" style:parent-style-name="Standard">
      <style:paragraph-properties fo:margin-top="0.0193in" fo:margin-bottom="0.1665in"/>
      <style:text-properties fo:font-weight="bold" style:font-weight-asian="bold" style:font-weight-complex="bold"/>
    </style:style>
    <style:style style:name="P10" style:family="paragraph" style:parent-style-name="Standard">
      <style:paragraph-properties fo:margin-top="0.0193in" fo:margin-bottom="0.1665in"/>
      <style:text-properties style:text-underline-style="solid" style:text-underline-width="auto" style:text-underline-color="font-color"/>
    </style:style>
    <style:style style:name="P11" style:family="paragraph" style:parent-style-name="Standard">
      <style:paragraph-properties fo:margin-top="0.0193in" fo:margin-bottom="0.1665in"/>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margin-top="0.0193in" fo:margin-bottom="0.1665in"/>
      <style:text-properties fo:font-weight="normal" style:font-weight-asian="normal" style:font-weight-complex="normal"/>
    </style:style>
    <style:style style:name="P13" style:family="paragraph" style:parent-style-name="Standard">
      <style:paragraph-properties fo:margin-top="0.0193in" fo:margin-bottom="0.1665in"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Times New Roman1" fo:font-size="12pt" fo:letter-spacing="normal" fo:font-style="italic" fo:font-weight="normal"/>
    </style:style>
    <style:style style:name="T8" style:family="text">
      <style:text-properties fo:font-variant="normal" fo:text-transform="none" fo:color="#000000" style:font-name="Times New Roman1" fo:font-size="12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INTRODUCTION</text:p>
      <text:p text:style-name="P2"><text:span text:style-name="T1">1.1 Purpose of this Document </text:span><text:line-break/><text:line-break/><text:tab/><text:span text:style-name="T3">The Software Design Specification (SDS) document describes all of the essential components of the system to satisfy the requirements listed in the Software Requirements Specification (SRS). This report is meant for developers and designers of the SignToLearn application.</text:span></text:p>
      <text:p text:style-name="P2"><text:span text:style-name="T1">1.2 Scope of the Development Project </text:span><text:line-break/><text:line-break/><text:tab/>SignToLearn is an application working with the Microsoft Kinect camera to teach users the American Sign Language (ASL) alphabet. This will be accomplished by first going through a training step where SignToLearn will instruct through video demonstrations how to sign each letter and ask that that action be repeated several times in order to collect necessary data. <text:s/>After the required training step the testing portion will be enabled where they will have to sign letters as instructed by SignToLearn at defined intervals. Data captured from the Microsoft Kinect's camera would check the users’ accuracy. </text:p>
      <text:p text:style-name="P3">1.3 Definitions, Acronyms, and Abbreviations</text:p>
      <text:p text:style-name="P2"><text:line-break/><text:span text:style-name="T4">1.3.1 Acronyms</text:span></text:p>
      <table:table table:name="Table2" table:style-name="Table2">
        <table:table-column table:style-name="Table2.A"/>
        <table:table-column table:style-name="Table2.B"/>
        <table:table-row>
          <table:table-cell table:style-name="Table2.A1" office:value-type="string">
            <text:p text:style-name="Table_20_Contents">Acronym</text:p>
          </table:table-cell>
          <table:table-cell table:style-name="Table2.B1" office:value-type="string">
            <text:p text:style-name="Table_20_Contents">Expansion</text:p>
          </table:table-cell>
        </table:table-row>
        <table:table-row table:style-name="Table2.2">
          <table:table-cell table:style-name="Table2.A2" office:value-type="string">
            <text:p text:style-name="Table_20_Contents">ASL</text:p>
          </table:table-cell>
          <table:table-cell table:style-name="Table2.B2" office:value-type="string">
            <text:p text:style-name="P2">American Sign Language</text:p>
          </table:table-cell>
        </table:table-row>
        <table:table-row>
          <table:table-cell table:style-name="Table2.A2" office:value-type="string">
            <text:p text:style-name="Table_20_Contents">SDK</text:p>
          </table:table-cell>
          <table:table-cell table:style-name="Table2.B2" office:value-type="string">
            <text:p text:style-name="P2">Software Development Kit </text:p>
          </table:table-cell>
        </table:table-row>
        <table:table-row>
          <table:table-cell table:style-name="Table2.A2" office:value-type="string">
            <text:p text:style-name="Table_20_Contents">SDS</text:p>
          </table:table-cell>
          <table:table-cell table:style-name="Table2.B2" office:value-type="string">
            <text:p text:style-name="Table_20_Contents">Software Design Specification</text:p>
            <text:p text:style-name="Table_20_Contents"/>
          </table:table-cell>
        </table:table-row>
        <table:table-row>
          <table:table-cell table:style-name="Table2.A2" office:value-type="string">
            <text:p text:style-name="Table_20_Contents">SQL</text:p>
          </table:table-cell>
          <table:table-cell table:style-name="Table2.B2" office:value-type="string">
            <text:p text:style-name="P2">Structured Query Language </text:p>
          </table:table-cell>
        </table:table-row>
        <table:table-row>
          <table:table-cell table:style-name="Table2.A2" office:value-type="string">
            <text:p text:style-name="Table_20_Contents">SRS</text:p>
          </table:table-cell>
          <table:table-cell table:style-name="Table2.B2" office:value-type="string">
            <text:p text:style-name="P2">Software Requirements Specification </text:p>
          </table:table-cell>
        </table:table-row>
        <table:table-row>
          <table:table-cell table:style-name="Table2.A2" office:value-type="string">
            <text:p text:style-name="Table_20_Contents">UI</text:p>
          </table:table-cell>
          <table:table-cell table:style-name="Table2.B2" office:value-type="string">
            <text:p text:style-name="Table_20_Contents">User Interfaces</text:p>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Graphical User Interface</text:p>
          </table:table-cell>
        </table:table-row>
      </table:table>
      <text:p text:style-name="P4"/>
      <text:p text:style-name="P4"/>
      <text:p text:style-name="P4"/>
      <text:p text:style-name="P4"><text:soft-page-break/>1.3.2 Definitions </text:p>
      <table:table table:name="Table3" table:style-name="Table3">
        <table:table-column table:style-name="Table3.A"/>
        <table:table-column table:style-name="Table3.B"/>
        <table:table-row>
          <table:table-cell table:style-name="Table3.A1" office:value-type="string">
            <text:p text:style-name="Table_20_Contents">Term</text:p>
          </table:table-cell>
          <table:table-cell table:style-name="Table3.B1" office:value-type="string">
            <text:p text:style-name="Table_20_Contents">Definition</text:p>
          </table:table-cell>
        </table:table-row>
        <table:table-row>
          <table:table-cell table:style-name="Table3.A2" office:value-type="string">
            <text:p text:style-name="P2">Microsoft Kinect</text:p>
          </table:table-cell>
          <table:table-cell table:style-name="Table3.B2" office:value-type="string">
            <text:p text:style-name="P2">A motion sensing input device that captures data in two dimensional video and three dimensional coordinates. </text:p>
          </table:table-cell>
        </table:table-row>
        <table:table-row>
          <table:table-cell table:style-name="Table3.A2" office:value-type="string">
            <text:p text:style-name="Table_20_Contents">Near Mode</text:p>
          </table:table-cell>
          <table:table-cell table:style-name="Table3.B2" office:value-type="string">
            <text:p text:style-name="P2">A function exclusive to the Kinect for windows version that allows the better capture of objects between 600 and 800 millimeters away from the camera. <text:s/></text:p>
          </table:table-cell>
        </table:table-row>
      </table:table>
      <text:p text:style-name="P2"><text:s/></text:p>
      <text:p text:style-name="P4">1.3.3 Abbreviations</text:p>
      <table:table table:name="Table4" table:style-name="Table4">
        <table:table-column table:style-name="Table4.A"/>
        <table:table-column table:style-name="Table4.B"/>
        <table:table-row>
          <table:table-cell table:style-name="Table4.A1" office:value-type="string">
            <text:p text:style-name="Table_20_Contents">Abbreviation</text:p>
          </table:table-cell>
          <table:table-cell table:style-name="Table4.B1" office:value-type="string">
            <text:p text:style-name="Table_20_Contents">Meaning</text:p>
          </table:table-cell>
        </table:table-row>
        <table:table-row>
          <table:table-cell table:style-name="Table4.A2" office:value-type="string">
            <text:p text:style-name="Table_20_Contents">3D</text:p>
          </table:table-cell>
          <table:table-cell table:style-name="Table4.B2" office:value-type="string">
            <text:p text:style-name="Table_20_Contents">Three Dimensional</text:p>
          </table:table-cell>
        </table:table-row>
      </table:table>
      <text:p text:style-name="P2"/>
      <text:p text:style-name="P3">1.4 References</text:p>
      <text:p text:style-name="P2"><text:span text:style-name="T1"><text:tab/></text:span><text:span text:style-name="T7">Area of a polygon (coordinate geometry)</text:span><text:span text:style-name="T8">. (2009). Retrieved from <text:tab/>http://www.mathopenref.com/coordpolygonarea.html</text:span> </text:p>
      <text:p text:style-name="P6"><text:tab/>Candescent, S. (2013, January 4). Candescent nui. Retrieved from <text:tab/>http://candescentnui.codeplex.com/documentation </text:p>
      <text:p text:style-name="P13"><text:span text:style-name="T6"><text:tab/>Candescent, S. (2013, January 4). Measuring area of a hand. Retrieved from <text:tab/></text:span><text:span text:style-name="T5">http://candescentnui.codeplex.com/discussions/531106</text:span></text:p>
      <text:p text:style-name="P6"><text:tab/>Candescent, S. (2013, January 4). Source code. Retrieved from <text:tab/>http://candescentnui.codeplex.com/SourceControl/latest#ReadMe.txt</text:p>
      <text:p text:style-name="P6"><text:span text:style-name="T2"><text:tab/>Get started building kinect for windows apps and experiences</text:span>. (n.d.). Retrieved <text:tab/>from http://lifeprint.com/asl101/topics/wallpaper1.htm </text:p>
      <text:p text:style-name="P2"><text:span text:style-name="T6"><text:tab/></text:span><text:span text:style-name="T8">Lister, G., Siraco, J., &amp; Yang, C. (2014). </text:span><text:span text:style-name="T7">Signtolearn software design <text:tab/>specification</text:span><text:span text:style-name="T8">.</text:span> </text:p>
      <text:p text:style-name="P6"><text:tab/>Vicars, W. (n.d.). <text:span text:style-name="T2">Sign language</text:span>. Retrieved from <text:tab/>http://lifeprint.com/asl101/topics/wallpaper1.htm </text:p>
      <text:p text:style-name="P2"><text:span text:style-name="T1"/></text:p>
      <text:p text:style-name="P2"><text:span text:style-name="T1"/></text:p>
      <text:p text:style-name="P2"><text:span text:style-name="T1"/></text:p>
      <text:p text:style-name="P2"><text:soft-page-break/><text:span text:style-name="T1">1.5 Major software requirements</text:span></text:p>
      <text:p text:style-name="P11">1.5.1 <text:s/>User Profiles </text:p>
      <text:p text:style-name="P6">The user will need to be able to create, delete and load profiles to access their configuration and test data in.</text:p>
      <text:p text:style-name="P11">1.5.2 Hand Calibration</text:p>
      <text:p text:style-name="P6">The user's hand will need to be calibrated so that the application can read the user's signs as accurately as possible. This will be done by having the user hold their hand at a specified distance to determine the users finger placement and minimize background interference.</text:p>
      <text:p text:style-name="P11">1.5.3 Sign Calibration and Training</text:p>
      <text:p text:style-name="P6">The application will show the user how to sign each letter and have them sign it several times. Data will be gathered from this and recorded to help the application recognize the user's signs during testing. </text:p>
      <text:p text:style-name="P11">1.5.4 Testing</text:p>
      <text:p text:style-name="P6">The application will display words for users to spell in ASL, the user will then be asked to spell each letter of the displayed word at defined intervals. If the user signs a letter incorrectly they will be asked to sign that letter again at the next interval until it is done correctly. <text:s/></text:p>
      <text:p text:style-name="P3">1.6 Design constraints</text:p>
      <text:p text:style-name="P2"><text:span text:style-name="T4">1.6.1 Constraints</text:span> </text:p>
      <text:p text:style-name="P2">This product must be used in a clutter free space. </text:p>
      <text:p text:style-name="P2">The user must stand in front of the Kinect with their hand between 600 and 800 millimeters away from the Kinect. <text:s/></text:p>
      <text:p text:style-name="P2"><text:span text:style-name="T4">1.6.2 Dependencies</text:span> </text:p>
      <text:p text:style-name="P2">This product will only work on windows systems enabled to work with Kinect hardware. </text:p>
      <text:p text:style-name="P2">This product needs a Microsoft Kinect for Windows (Near mode enabled) </text:p>
      <text:p text:style-name="P4">1.6.3 Guidelines</text:p>
      <text:p text:style-name="P2">This product must be able to calibrate for many different hand sizes and shapes. </text:p>
      <text:p text:style-name="P5"/>
      <text:p text:style-name="P5"/>
      <text:p text:style-name="P5"><text:soft-page-break/></text:p>
      <text:p text:style-name="P5"/>
      <text:p text:style-name="P5">1.7 Changes to requirements </text:p>
      <table:table table:name="Table1" table:style-name="Table1">
        <table:table-column table:style-name="Table1.A" table:number-columns-repeated="3"/>
        <table:table-row>
          <table:table-cell table:style-name="Table1.A1" office:value-type="string">
            <text:p text:style-name="Table_20_Contents">Original Requirement</text:p>
          </table:table-cell>
          <table:table-cell table:style-name="Table1.A1" office:value-type="string">
            <text:p text:style-name="Table_20_Contents">Change to the Requirement</text:p>
          </table:table-cell>
          <table:table-cell table:style-name="Table1.C1" office:value-type="string">
            <text:p text:style-name="Table_20_Contents">Rational</text:p>
          </table:table-cell>
        </table:table-row>
        <table:table-row table:style-name="Table1.2">
          <table:table-cell table:style-name="Table1.A2" office:value-type="string">
            <text:p text:style-name="Table_20_Contents">None</text:p>
          </table:table-cell>
          <table:table-cell table:style-name="Table1.A2" office:value-type="string">
            <text:p text:style-name="Table_20_Contents">Added a component to play demonstrations of a letter being signed.</text:p>
          </table:table-cell>
          <table:table-cell table:style-name="Table1.C2" office:value-type="string">
            <text:p text:style-name="Table_20_Contents">The application needed a way to teach the user to sign each letter.</text:p>
          </table:table-cell>
        </table:table-row>
        <table:table-row>
          <table:table-cell table:style-name="Table1.A2" office:value-type="string">
            <text:p text:style-name="Table_20_Contents">None</text:p>
          </table:table-cell>
          <table:table-cell table:style-name="Table1.A2" office:value-type="string">
            <text:p text:style-name="Table_20_Contents">Added a component to display the user through the Kinect's video feed. </text:p>
          </table:table-cell>
          <table:table-cell table:style-name="Table1.C2" office:value-type="string">
            <text:p text:style-name="Table_20_Contents">To make the application easier to use so that the user can see how the user is signing and where the user's hand is.</text:p>
          </table:table-cell>
        </table:table-row>
        <table:table-row>
          <table:table-cell table:style-name="Table1.A2" office:value-type="string">
            <text:p text:style-name="Table_20_Contents">Guest profile</text:p>
          </table:table-cell>
          <table:table-cell table:style-name="Table1.A2" office:value-type="string">
            <text:p text:style-name="Table_20_Contents">Removed the guest profile</text:p>
          </table:table-cell>
          <table:table-cell table:style-name="Table1.C2" office:value-type="string">
            <text:p text:style-name="Table_20_Contents">Profiles are necessary to hold configuration, training, and testing results. Since there is a reset profile button that will erase all of this data, a guest profile that holds this data temporarily <text:s/>is redundant.</text:p>
          </table:table-cell>
        </table:table-row>
      </table:table>
      <text:p text:style-name="P1"><text:s/></text:p>
      <text:p text:style-name="P2"><text:span text:style-name="T1">1.8 Overview of Document </text:span><text:line-break/><text:line-break/>This first section of the SDS is to provide basic information to help the reader understand and use this SDS to design and develop SignToLearn. The next section describes how the file structure and database are to be implemented. The third section provides a detailed diagram of the class architecture and an overview of each subsystem for the reader to follow during development. The fourth section describes each component in detail to give the reader a clear understanding of how each competent works and how it will be implemented. The fifth section is to display, and describe how the user interface will be desig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193in" fo:margin-bottom="0.0693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Courier New1" style:font-size-asian="10pt" style:font-name-complex="Courier New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ntworth Institute Of Technology</dc:title>
    <meta:initial-creator>Durga Suresh</meta:initial-creator>
    <dc:creator>Jared Siraco</dc:creator>
    <meta:editing-cycles>7</meta:editing-cycles>
    <meta:print-date>2003-06-02T18:47:00</meta:print-date>
    <meta:creation-date>2012-02-03T14:37:00</meta:creation-date>
    <dc:date>2014-03-07T00:58:36.75</dc:date>
    <meta:editing-duration>P2DT9H57M18S</meta:editing-duration>
    <meta:generator>OpenOffice/4.0.1$Win32 OpenOffice.org_project/401m5$Build-9714</meta:generator>
    <meta:document-statistic meta:table-count="4" meta:image-count="0" meta:object-count="0" meta:page-count="4" meta:paragraph-count="75" meta:word-count="789" meta:character-count="5236"/>
    <meta:user-defined meta:name="AppVersion">14.0000</meta:user-defined>
    <meta:user-defined meta:name="Company">W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